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Heading_20_3">
      <style:paragraph-properties fo:margin-top="0cm" fo:margin-bottom="0.353cm" style:contextual-spacing="false"/>
    </style:style>
    <style:style style:name="P4" style:family="paragraph" style:parent-style-name="Text_20_body">
      <style:paragraph-properties fo:margin-top="0cm" fo:margin-bottom="0.353cm" style:contextual-spacing="false"/>
      <style:text-properties fo:language="pt" fo:country="BR"/>
    </style:style>
    <style:style style:name="P5" style:family="paragraph" style:parent-style-name="Horizontal_20_Line">
      <style:paragraph-properties fo:margin-top="0cm" fo:margin-bottom="0.353cm" style:contextual-spacing="false"/>
      <style:text-properties fo:language="pt" fo:country="BR"/>
    </style:style>
    <style:style style:name="P6" style:family="paragraph" style:parent-style-name="Heading_20_4">
      <style:paragraph-properties fo:margin-top="0cm" fo:margin-bottom="0.353cm" style:contextual-spacing="false"/>
    </style:style>
    <style:style style:name="P7" style:family="paragraph" style:parent-style-name="Text_20_body" style:list-style-name="L1">
      <style:paragraph-properties fo:margin-top="0cm" fo:margin-bottom="0.353cm" style:contextual-spacing="false"/>
      <style:text-properties fo:language="pt" fo:country="BR"/>
    </style:style>
    <style:style style:name="P8" style:family="paragraph" style:parent-style-name="Text_20_body" style:list-style-name="L2">
      <style:paragraph-properties fo:margin-top="0cm" fo:margin-bottom="0.353cm" style:contextual-spacing="false"/>
      <style:text-properties fo:language="pt" fo:country="BR"/>
    </style:style>
    <style:style style:name="P9" style:family="paragraph" style:parent-style-name="Text_20_body" style:list-style-name="L2">
      <style:paragraph-properties fo:margin-top="0cm" fo:margin-bottom="0.353cm" style:contextual-spacing="false"/>
    </style:style>
    <style:style style:name="P10" style:family="paragraph" style:parent-style-name="Text_20_body" style:list-style-name="L3">
      <style:paragraph-properties fo:margin-top="0cm" fo:margin-bottom="0.353cm" style:contextual-spacing="false"/>
      <style:text-properties fo:language="pt" fo:country="BR"/>
    </style:style>
    <style:style style:name="P11" style:family="paragraph" style:parent-style-name="Text_20_body" style:list-style-name="L4">
      <style:paragraph-properties fo:margin-top="0cm" fo:margin-bottom="0.353cm" style:contextual-spacing="false"/>
      <style:text-properties fo:language="pt" fo:country="BR"/>
    </style:style>
    <style:style style:name="P12" style:family="paragraph" style:parent-style-name="Text_20_body" style:list-style-name="L4">
      <style:paragraph-properties fo:margin-top="0cm" fo:margin-bottom="0.353cm" style:contextual-spacing="false"/>
    </style:style>
    <style:style style:name="P13" style:family="paragraph" style:parent-style-name="Text_20_body" style:list-style-name="L5">
      <style:paragraph-properties fo:margin-top="0cm" fo:margin-bottom="0.353cm" style:contextual-spacing="false"/>
      <style:text-properties fo:language="pt" fo:country="BR"/>
    </style:style>
    <style:style style:name="P14" style:family="paragraph" style:parent-style-name="Text_20_body" style:list-style-name="L6">
      <style:paragraph-properties fo:margin-top="0cm" fo:margin-bottom="0.353cm" style:contextual-spacing="false"/>
    </style:style>
    <style:style style:name="P15" style:family="paragraph" style:parent-style-name="Text_20_body" style:list-style-name="L7">
      <style:paragraph-properties fo:margin-top="0cm" fo:margin-bottom="0.353cm" style:contextual-spacing="false"/>
      <style:text-properties fo:language="pt" fo:country="BR"/>
    </style:style>
    <style:style style:name="T1" style:family="text">
      <style:text-properties fo:language="pt" fo:country="B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ção de Controle de Vendas - Planejamento Inicial</text:p>
      <text:p text:style-name="P2">✅ Por que Flutter + Firebase é uma boa escolha?<text:line-break/><text:line-break/>- Cross-platform real: Flutter permite desenvolver para Android, iOS, Web e Desktop com a mesma base de código.<text:line-break/>- Firebase oferece:<text:line-break/> <text:s/>- Auth: gerenciamento fácil de login, com suporte a múltiplos métodos (e-mail, Google, etc).<text:line-break/> <text:s/>- Firestore ou Realtime Database: banco de dados NoSQL em tempo real, escalável.<text:line-break/> <text:s/>- Storage: para armazenar fotos de produtos, logos de empresa, etc.<text:line-break/> <text:s/>- Cloud Functions: lógica de backend customizada.<text:line-break/> <text:s/>- Hosting: para servir a versão web.<text:line-break/> <text:s/>- Multi-tenancy: com estratégia correta, é possível isolar os dados por empresa.<text:line-break/><text:line-break/>🏗️ Arquitetura sugerida<text:line-break/><text:line-break/>1. Cadastro da Empresa<text:line-break/>Cada empresa registrada deve ter seu próprio namespace ou identificador (empresaId), usado como base para isolar seus dados.<text:line-break/><text:line-break/>2. Usuários<text:line-break/>- Associados a uma empresa.<text:line-break/>- Diferentes níveis de acesso:<text:line-break/> <text:s/>- admin: pode cadastrar/editar tudo<text:line-break/> <text:s/>- vendedor: apenas registrar vendas<text:line-break/> <text:s/>- visualizador: só consulta<text:line-break/><text:line-break/>3. Produtos<text:line-break/>- Listagem e gerenciamento por empresa.<text:line-break/>- Campos como nome, descrição, preço, estoque etc.<text:line-break/><text:line-break/>4. Clientes<text:line-break/>- Associados à empresa.<text:line-break/>- Dados como nome, telefone, CPF/CNPJ, etc.<text:line-break/><text:line-break/>5. Vendas<text:line-break/>- Cada venda associada a um cliente, produtos e usuário.<text:line-break/>- Registro de data/hora, valores e forma de pagamento.<text:line-break/>- Lançamento e histórico por filtros (por cliente, por vendedor, por período, etc.).<text:line-break/><text:line-break/><text:soft-page-break/>🧱 Estrutura de dados básica no Firestore<text:line-break/><text:line-break/>/empresas/{empresaId}<text:line-break/>/empresas/{empresaId}/usuarios/{usuarioId}<text:line-break/>/empresas/{empresaId}/produtos/{produtoId}<text:line-break/>/empresas/{empresaId}/clientes/{clienteId}<text:line-break/>/empresas/{empresaId}/vendas/{vendaId}<text:line-break/><text:line-break/>🔐 Controle de acesso (segurança Firebase)<text:line-break/><text:line-break/>Use Firebase Security Rules para garantir que:<text:line-break/>- Cada usuário acesse apenas os dados da sua empresa.<text:line-break/>- Respeite seu nível de permissão.<text:line-break/>- Evite leitura/escrita indevidas em dados de outras empresas.<text:line-break/><text:line-break/>🔧 Funcionalidades futuras que você pode considerar<text:line-break/><text:line-break/>- Dashboard com indicadores de vendas.<text:line-break/>- Exportação de relatórios em PDF ou Excel.<text:line-break/>- Notificações (Firebase Cloud Messaging).<text:line-break/>- Suporte a múltiplas formas de pagamento.<text:line-break/>- Integração com emissão de nota fiscal eletrônica (NFe).<text:line-break/>- Backup/restore de dados.<text:line-break/><text:line-break/>📌 Outros pontos técnicos<text:line-break/><text:line-break/>- Gerenciamento de estado em Flutter: use Riverpod, Bloc ou Provider.<text:line-break/>- Modularize seu app com navegação protegida por login e permissões.<text:line-break/>- Use Firebase Cloud Functions para tarefas automatizadas como geração de relatórios, envio de e-mails, ou notificações push.<text:line-break/>- Versionamento e estrutura escalável de banco com Firestore.</text:p>
      <text:p text:style-name="P2"/>
      <text:h text:style-name="P3" text:outline-level="3"><text:span text:style-name="T1">📌 </text:span><text:span text:style-name="Strong_20_Emphasis"><text:span text:style-name="T1">Por onde começar (boas práticas)</text:span></text:span></text:h>
      <text:p text:style-name="P4">Para um desenvolvimento estruturado e eficiente, siga esta sequência:</text:p>
      <text:p text:style-name="P5"/>
      <text:h text:style-name="P6" text:outline-level="4"><text:span text:style-name="T1">1. </text:span><text:span text:style-name="Strong_20_Emphasis"><text:span text:style-name="T1">Planejamento</text:span></text:span></text:h>
      <text:list text:style-name="L1">
        <text:list-item>
          <text:p text:style-name="P7">Refine os requisitos (fluxos, usuários, permissões).</text:p>
        </text:list-item>
        <text:list-item>
          <text:p text:style-name="P7">Desenhe protótipos das telas com ferramentas como Figma ou Adobe XD (opcional, mas útil).</text:p>
        </text:list-item>
      </text:list>
      <text:p text:style-name="P5"><text:soft-page-break/></text:p>
      <text:h text:style-name="P6" text:outline-level="4"><text:span text:style-name="T1">2. </text:span><text:span text:style-name="Strong_20_Emphasis"><text:span text:style-name="T1">Configuração do Projeto</text:span></text:span></text:h>
      <text:list text:style-name="L2">
        <text:list-item>
          <text:p text:style-name="P8">Crie o projeto Flutter com estrutura modular.</text:p>
        </text:list-item>
        <text:list-item>
          <text:p text:style-name="P8">Configure o Firebase:</text:p>
          <text:list>
            <text:list-item>
              <text:p text:style-name="P8">Console: crie o projeto e configure os apps (Android, Web, iOS se necessário).</text:p>
            </text:list-item>
            <text:list-item>
              <text:p text:style-name="P9"><text:span text:style-name="T1">Ative </text:span><text:span text:style-name="Strong_20_Emphasis"><text:span text:style-name="T1">Auth</text:span></text:span><text:span text:style-name="T1">, </text:span><text:span text:style-name="Strong_20_Emphasis"><text:span text:style-name="T1">Firestore</text:span></text:span><text:span text:style-name="T1">, </text:span><text:span text:style-name="Strong_20_Emphasis"><text:span text:style-name="T1">Storage</text:span></text:span><text:span text:style-name="T1">.</text:span></text:p>
            </text:list-item>
            <text:list-item>
              <text:p text:style-name="P9"><text:span text:style-name="T1">Baixe os arquivos de configuração (</text:span><text:span text:style-name="Source_20_Text"><text:span text:style-name="T1">google-services.json</text:span></text:span><text:span text:style-name="T1">, etc).</text:span></text:p>
            </text:list-item>
          </text:list>
        </text:list-item>
      </text:list>
      <text:p text:style-name="P5"/>
      <text:h text:style-name="P6" text:outline-level="4"><text:span text:style-name="T1">3. </text:span><text:span text:style-name="Strong_20_Emphasis"><text:span text:style-name="T1">Autenticação</text:span></text:span></text:h>
      <text:list text:style-name="L3">
        <text:list-item>
          <text:p text:style-name="P10">Implemente login com e-mail/senha.</text:p>
        </text:list-item>
        <text:list-item>
          <text:p text:style-name="P10">Crie lógica para associar o usuário à sua empresa.</text:p>
        </text:list-item>
        <text:list-item>
          <text:p text:style-name="P10">Aplique verificação de nível de acesso após o login.</text:p>
        </text:list-item>
      </text:list>
      <text:p text:style-name="P5"/>
      <text:h text:style-name="P6" text:outline-level="4"><text:span text:style-name="T1">4. </text:span><text:span text:style-name="Strong_20_Emphasis"><text:span text:style-name="T1">Modelagem do Firestore</text:span></text:span></text:h>
      <text:list text:style-name="L4">
        <text:list-item>
          <text:p text:style-name="P11">Implemente a estrutura de dados para empresas, usuários, produtos, clientes, vendas.</text:p>
        </text:list-item>
        <text:list-item>
          <text:p text:style-name="P12"><text:span text:style-name="T1">Escreva regras de segurança baseadas em </text:span><text:span text:style-name="Source_20_Text"><text:span text:style-name="T1">empresaId</text:span></text:span><text:span text:style-name="T1"> e </text:span><text:span text:style-name="Source_20_Text"><text:span text:style-name="T1">nivelAcesso</text:span></text:span><text:span text:style-name="T1">.</text:span></text:p>
        </text:list-item>
      </text:list>
      <text:p text:style-name="P5"/>
      <text:h text:style-name="P6" text:outline-level="4"><text:span text:style-name="T1">5. </text:span><text:span text:style-name="Strong_20_Emphasis"><text:span text:style-name="T1">Telas básicas</text:span></text:span></text:h>
      <text:list text:style-name="L5">
        <text:list-item>
          <text:p text:style-name="P13">Tela de login.</text:p>
        </text:list-item>
        <text:list-item>
          <text:p text:style-name="P13">Cadastro de nova empresa.</text:p>
        </text:list-item>
        <text:list-item>
          <text:p text:style-name="P13">Cadastro/listagem de usuários, produtos e clientes.</text:p>
        </text:list-item>
        <text:list-item>
          <text:p text:style-name="P13">Tela de lançamento de vendas.</text:p>
        </text:list-item>
        <text:list-item>
          <text:p text:style-name="P13">Tela de histórico de vendas com filtros.</text:p>
        </text:list-item>
      </text:list>
      <text:p text:style-name="P5"/>
      <text:h text:style-name="P6" text:outline-level="4"><text:span text:style-name="T1">6. </text:span><text:span text:style-name="Strong_20_Emphasis"><text:span text:style-name="T1">Gerenciamento de estado</text:span></text:span></text:h>
      <text:list text:style-name="L6">
        <text:list-item>
          <text:p text:style-name="P14"><text:span text:style-name="T1">Use </text:span><text:span text:style-name="Strong_20_Emphasis"><text:span text:style-name="T1">Riverpod</text:span></text:span><text:span text:style-name="T1">, </text:span><text:span text:style-name="Strong_20_Emphasis"><text:span text:style-name="T1">Bloc</text:span></text:span><text:span text:style-name="T1"> ou </text:span><text:span text:style-name="Strong_20_Emphasis"><text:span text:style-name="T1">Provider</text:span></text:span><text:span text:style-name="T1"> para gerenciar autenticação, dados e permissões.</text:span></text:p>
        </text:list-item>
      </text:list>
      <text:p text:style-name="P5"/>
      <text:h text:style-name="P6" text:outline-level="4"><text:soft-page-break/><text:span text:style-name="T1">7. </text:span><text:span text:style-name="Strong_20_Emphasis"><text:span text:style-name="T1">Funcionalidades adicionais</text:span></text:span></text:h>
      <text:list text:style-name="L7">
        <text:list-item>
          <text:p text:style-name="P15">Dashboard de vendas.</text:p>
        </text:list-item>
        <text:list-item>
          <text:p text:style-name="P15">Exportação de relatórios.</text:p>
        </text:list-item>
        <text:list-item>
          <text:p text:style-name="P15">Notificações (Firebase Messaging)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8-01T14:19:51.719899600</dc:date>
    <meta:editing-duration>PT6M38S</meta:editing-duration>
    <meta:generator>LibreOffice/25.2.4.3$Windows_X86_64 LibreOffice_project/33e196637044ead23f5c3226cde09b47731f7e27</meta:generator>
    <meta:document-statistic meta:table-count="0" meta:image-count="0" meta:object-count="0" meta:page-count="4" meta:paragraph-count="32" meta:word-count="565" meta:character-count="3792" meta:non-whitespace-character-count="3247"/>
    <meta:user-defined meta:name="AppVersion">14.0000</meta:user-defined>
    <meta:template xlink:type="simple" xlink:actuate="onRequest" xlink:title="Normal.dotm" xlink:href=""/>
  </office:meta>
</office:document-meta>
</file>